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1553689" calcext:value-type="float">
            <text:p>0.001553689</text:p>
          </table:table-cell>
          <table:table-cell table:formula="of:=[.A2]*2" office:value-type="float" office:value="200000" calcext:value-type="float">
            <text:p>200000</text:p>
          </table:table-cell>
          <table:table-cell table:formula="of:=[.C2]/[.B2]" office:value-type="float" office:value="128725890.445256" calcext:value-type="float">
            <text:p>128725890.445256</text:p>
          </table:table-cell>
          <table:table-cell/>
        </table:table-row>
        <table:table-row table:style-name="ro1">
          <table:table-cell table:formula="of:=[.A2]+100000" office:value-type="float" office:value="200000" calcext:value-type="float">
            <text:p>200000</text:p>
          </table:table-cell>
          <table:table-cell office:value-type="float" office:value="0.000909372" calcext:value-type="float">
            <text:p>0.000909372</text:p>
          </table:table-cell>
          <table:table-cell table:formula="of:=[.A3]*2" office:value-type="float" office:value="400000" calcext:value-type="float">
            <text:p>400000</text:p>
          </table:table-cell>
          <table:table-cell table:formula="of:=[.C3]/[.B3]" office:value-type="float" office:value="439863994.053039" calcext:value-type="float">
            <text:p>439863994.053039</text:p>
          </table:table-cell>
          <table:table-cell/>
        </table:table-row>
        <table:table-row table:style-name="ro1">
          <table:table-cell table:formula="of:=[.A3]+100000" office:value-type="float" office:value="300000" calcext:value-type="float">
            <text:p>300000</text:p>
          </table:table-cell>
          <table:table-cell office:value-type="float" office:value="0.001831362" calcext:value-type="float">
            <text:p>0.001831362</text:p>
          </table:table-cell>
          <table:table-cell table:formula="of:=[.A4]*2" office:value-type="float" office:value="600000" calcext:value-type="float">
            <text:p>600000</text:p>
          </table:table-cell>
          <table:table-cell table:formula="of:=[.C4]/[.B4]" office:value-type="float" office:value="327625013.514532" calcext:value-type="float">
            <text:p>327625013.514532</text:p>
          </table:table-cell>
          <table:table-cell/>
        </table:table-row>
        <table:table-row table:style-name="ro1">
          <table:table-cell table:formula="of:=[.A4]+100000" office:value-type="float" office:value="400000" calcext:value-type="float">
            <text:p>400000</text:p>
          </table:table-cell>
          <table:table-cell office:value-type="float" office:value="0.002063112" calcext:value-type="float">
            <text:p>0.002063112</text:p>
          </table:table-cell>
          <table:table-cell table:formula="of:=[.A5]*2" office:value-type="float" office:value="800000" calcext:value-type="float">
            <text:p>800000</text:p>
          </table:table-cell>
          <table:table-cell table:formula="of:=[.C5]/[.B5]" office:value-type="float" office:value="387763727.805374" calcext:value-type="float">
            <text:p>387763727.805374</text:p>
          </table:table-cell>
          <table:table-cell/>
        </table:table-row>
        <table:table-row table:style-name="ro1">
          <table:table-cell table:formula="of:=[.A5]+100000" office:value-type="float" office:value="500000" calcext:value-type="float">
            <text:p>500000</text:p>
          </table:table-cell>
          <table:table-cell office:value-type="float" office:value="0.002817009" calcext:value-type="float">
            <text:p>0.002817009</text:p>
          </table:table-cell>
          <table:table-cell table:formula="of:=[.A6]*2" office:value-type="float" office:value="1000000" calcext:value-type="float">
            <text:p>1000000</text:p>
          </table:table-cell>
          <table:table-cell table:formula="of:=[.C6]/[.B6]" office:value-type="float" office:value="354986441.292875" calcext:value-type="float">
            <text:p>354986441.292875</text:p>
          </table:table-cell>
          <table:table-cell/>
        </table:table-row>
        <table:table-row table:style-name="ro1">
          <table:table-cell table:formula="of:=[.A6]+100000" office:value-type="float" office:value="600000" calcext:value-type="float">
            <text:p>600000</text:p>
          </table:table-cell>
          <table:table-cell office:value-type="float" office:value="0.002729123" calcext:value-type="float">
            <text:p>0.002729123</text:p>
          </table:table-cell>
          <table:table-cell table:formula="of:=[.A7]*2" office:value-type="float" office:value="1200000" calcext:value-type="float">
            <text:p>1200000</text:p>
          </table:table-cell>
          <table:table-cell table:formula="of:=[.C7]/[.B7]" office:value-type="float" office:value="439701691.715617" calcext:value-type="float">
            <text:p>439701691.715617</text:p>
          </table:table-cell>
          <table:table-cell/>
        </table:table-row>
        <table:table-row table:style-name="ro1">
          <table:table-cell table:formula="of:=[.A7]+100000" office:value-type="float" office:value="700000" calcext:value-type="float">
            <text:p>700000</text:p>
          </table:table-cell>
          <table:table-cell office:value-type="float" office:value="0.002837192" calcext:value-type="float">
            <text:p>0.002837192</text:p>
          </table:table-cell>
          <table:table-cell table:formula="of:=[.A8]*2" office:value-type="float" office:value="1400000" calcext:value-type="float">
            <text:p>1400000</text:p>
          </table:table-cell>
          <table:table-cell table:formula="of:=[.C8]/[.B8]" office:value-type="float" office:value="493445632.160249" calcext:value-type="float">
            <text:p>493445632.160249</text:p>
          </table:table-cell>
          <table:table-cell/>
        </table:table-row>
        <table:table-row table:style-name="ro1">
          <table:table-cell table:formula="of:=[.A8]+100000" office:value-type="float" office:value="800000" calcext:value-type="float">
            <text:p>800000</text:p>
          </table:table-cell>
          <table:table-cell office:value-type="float" office:value="0.003086054" calcext:value-type="float">
            <text:p>0.003086054</text:p>
          </table:table-cell>
          <table:table-cell table:formula="of:=[.A9]*2" office:value-type="float" office:value="1600000" calcext:value-type="float">
            <text:p>1600000</text:p>
          </table:table-cell>
          <table:table-cell table:formula="of:=[.C9]/[.B9]" office:value-type="float" office:value="518461439.754457" calcext:value-type="float">
            <text:p>518461439.754457</text:p>
          </table:table-cell>
          <table:table-cell/>
        </table:table-row>
        <table:table-row table:style-name="ro1">
          <table:table-cell table:formula="of:=[.A9]+100000" office:value-type="float" office:value="900000" calcext:value-type="float">
            <text:p>900000</text:p>
          </table:table-cell>
          <table:table-cell office:value-type="float" office:value="0.003347463" calcext:value-type="float">
            <text:p>0.003347463</text:p>
          </table:table-cell>
          <table:table-cell table:formula="of:=[.A10]*2" office:value-type="float" office:value="1800000" calcext:value-type="float">
            <text:p>1800000</text:p>
          </table:table-cell>
          <table:table-cell table:formula="of:=[.C10]/[.B10]" office:value-type="float" office:value="537720655.911656" calcext:value-type="float">
            <text:p>537720655.911656</text:p>
          </table:table-cell>
          <table:table-cell/>
        </table:table-row>
        <table:table-row table:style-name="ro1">
          <table:table-cell table:formula="of:=[.A10]+100000" office:value-type="float" office:value="1000000" calcext:value-type="float">
            <text:p>1000000</text:p>
          </table:table-cell>
          <table:table-cell office:value-type="float" office:value="0.003641643" calcext:value-type="float">
            <text:p>0.003641643</text:p>
          </table:table-cell>
          <table:table-cell table:formula="of:=[.A11]*2" office:value-type="float" office:value="2000000" calcext:value-type="float">
            <text:p>2000000</text:p>
          </table:table-cell>
          <table:table-cell table:formula="of:=[.C11]/[.B11]" office:value-type="float" office:value="549202653.857064" calcext:value-type="float">
            <text:p>549202653.857064</text:p>
          </table:table-cell>
          <table:table-cell/>
        </table:table-row>
        <table:table-row table:style-name="ro1">
          <table:table-cell table:formula="of:=[.A11]+100000" office:value-type="float" office:value="1100000" calcext:value-type="float">
            <text:p>1100000</text:p>
          </table:table-cell>
          <table:table-cell office:value-type="float" office:value="0.003964189" calcext:value-type="float">
            <text:p>0.003964189</text:p>
          </table:table-cell>
          <table:table-cell table:formula="of:=[.A12]*2" office:value-type="float" office:value="2200000" calcext:value-type="float">
            <text:p>2200000</text:p>
          </table:table-cell>
          <table:table-cell table:formula="of:=[.C12]/[.B12]" office:value-type="float" office:value="554968494.186327" calcext:value-type="float">
            <text:p>554968494.186327</text:p>
          </table:table-cell>
          <table:table-cell/>
        </table:table-row>
        <table:table-row table:style-name="ro1">
          <table:table-cell table:formula="of:=[.A12]+100000" office:value-type="float" office:value="1200000" calcext:value-type="float">
            <text:p>1200000</text:p>
          </table:table-cell>
          <table:table-cell office:value-type="float" office:value="0.004534654" calcext:value-type="float">
            <text:p>0.004534654</text:p>
          </table:table-cell>
          <table:table-cell table:formula="of:=[.A13]*2" office:value-type="float" office:value="2400000" calcext:value-type="float">
            <text:p>2400000</text:p>
          </table:table-cell>
          <table:table-cell table:formula="of:=[.C13]/[.B13]" office:value-type="float" office:value="529257579.519849" calcext:value-type="float">
            <text:p>529257579.519849</text:p>
          </table:table-cell>
          <table:table-cell/>
        </table:table-row>
        <table:table-row table:style-name="ro1">
          <table:table-cell table:formula="of:=[.A13]+100000" office:value-type="float" office:value="1300000" calcext:value-type="float">
            <text:p>1300000</text:p>
          </table:table-cell>
          <table:table-cell office:value-type="float" office:value="0.004775332" calcext:value-type="float">
            <text:p>0.004775332</text:p>
          </table:table-cell>
          <table:table-cell table:formula="of:=[.A14]*2" office:value-type="float" office:value="2600000" calcext:value-type="float">
            <text:p>2600000</text:p>
          </table:table-cell>
          <table:table-cell table:formula="of:=[.C14]/[.B14]" office:value-type="float" office:value="544464761.821796" calcext:value-type="float">
            <text:p>544464761.821796</text:p>
          </table:table-cell>
          <table:table-cell/>
        </table:table-row>
        <table:table-row table:style-name="ro1">
          <table:table-cell table:formula="of:=[.A14]+100000" office:value-type="float" office:value="1400000" calcext:value-type="float">
            <text:p>1400000</text:p>
          </table:table-cell>
          <table:table-cell office:value-type="float" office:value="0.005117649" calcext:value-type="float">
            <text:p>0.005117649</text:p>
          </table:table-cell>
          <table:table-cell table:formula="of:=[.A15]*2" office:value-type="float" office:value="2800000" calcext:value-type="float">
            <text:p>2800000</text:p>
          </table:table-cell>
          <table:table-cell table:formula="of:=[.C15]/[.B15]" office:value-type="float" office:value="547126229.250971" calcext:value-type="float">
            <text:p>547126229.250971</text:p>
          </table:table-cell>
          <table:table-cell/>
        </table:table-row>
        <table:table-row table:style-name="ro1">
          <table:table-cell table:formula="of:=[.A15]+100000" office:value-type="float" office:value="1500000" calcext:value-type="float">
            <text:p>1500000</text:p>
          </table:table-cell>
          <table:table-cell office:value-type="float" office:value="0.005504636" calcext:value-type="float">
            <text:p>0.005504636</text:p>
          </table:table-cell>
          <table:table-cell table:formula="of:=[.A16]*2" office:value-type="float" office:value="3000000" calcext:value-type="float">
            <text:p>3000000</text:p>
          </table:table-cell>
          <table:table-cell table:formula="of:=[.C16]/[.B16]" office:value-type="float" office:value="544995164.076244" calcext:value-type="float">
            <text:p>544995164.076244</text:p>
          </table:table-cell>
          <table:table-cell/>
        </table:table-row>
        <table:table-row table:style-name="ro1">
          <table:table-cell table:formula="of:=[.A16]+100000" office:value-type="float" office:value="1600000" calcext:value-type="float">
            <text:p>1600000</text:p>
          </table:table-cell>
          <table:table-cell office:value-type="float" office:value="0.005887646" calcext:value-type="float">
            <text:p>0.005887646</text:p>
          </table:table-cell>
          <table:table-cell table:formula="of:=[.A17]*2" office:value-type="float" office:value="3200000" calcext:value-type="float">
            <text:p>3200000</text:p>
          </table:table-cell>
          <table:table-cell table:formula="of:=[.C17]/[.B17]" office:value-type="float" office:value="543510937.98778" calcext:value-type="float">
            <text:p>543510937.98778</text:p>
          </table:table-cell>
          <table:table-cell/>
        </table:table-row>
        <table:table-row table:style-name="ro1">
          <table:table-cell table:formula="of:=[.A17]+100000" office:value-type="float" office:value="1700000" calcext:value-type="float">
            <text:p>1700000</text:p>
          </table:table-cell>
          <table:table-cell office:value-type="float" office:value="0.006286657" calcext:value-type="float">
            <text:p>0.006286657</text:p>
          </table:table-cell>
          <table:table-cell table:formula="of:=[.A18]*2" office:value-type="float" office:value="3400000" calcext:value-type="float">
            <text:p>3400000</text:p>
          </table:table-cell>
          <table:table-cell table:formula="of:=[.C18]/[.B18]" office:value-type="float" office:value="540827979.003785" calcext:value-type="float">
            <text:p>540827979.003785</text:p>
          </table:table-cell>
          <table:table-cell/>
        </table:table-row>
        <table:table-row table:style-name="ro1">
          <table:table-cell table:formula="of:=[.A18]+100000" office:value-type="float" office:value="1800000" calcext:value-type="float">
            <text:p>1800000</text:p>
          </table:table-cell>
          <table:table-cell office:value-type="float" office:value="0.006449181" calcext:value-type="float">
            <text:p>0.006449181</text:p>
          </table:table-cell>
          <table:table-cell table:formula="of:=[.A19]*2" office:value-type="float" office:value="3600000" calcext:value-type="float">
            <text:p>3600000</text:p>
          </table:table-cell>
          <table:table-cell table:formula="of:=[.C19]/[.B19]" office:value-type="float" office:value="558210414.624741" calcext:value-type="float">
            <text:p>558210414.624741</text:p>
          </table:table-cell>
          <table:table-cell office:value-type="string" calcext:value-type="string">
            <text:p>← Max</text:p>
          </table:table-cell>
        </table:table-row>
        <table:table-row table:style-name="ro1">
          <table:table-cell table:formula="of:=[.A19]+100000" office:value-type="float" office:value="1900000" calcext:value-type="float">
            <text:p>1900000</text:p>
          </table:table-cell>
          <table:table-cell office:value-type="float" office:value="0.007083319" calcext:value-type="float">
            <text:p>0.007083319</text:p>
          </table:table-cell>
          <table:table-cell table:formula="of:=[.A20]*2" office:value-type="float" office:value="3800000" calcext:value-type="float">
            <text:p>3800000</text:p>
          </table:table-cell>
          <table:table-cell table:formula="of:=[.C20]/[.B20]" office:value-type="float" office:value="536471673.801505" calcext:value-type="float">
            <text:p>536471673.801505</text:p>
          </table:table-cell>
          <table:table-cell/>
        </table:table-row>
        <table:table-row table:style-name="ro1">
          <table:table-cell table:formula="of:=[.A20]+100000" office:value-type="float" office:value="2000000" calcext:value-type="float">
            <text:p>2000000</text:p>
          </table:table-cell>
          <table:table-cell office:value-type="float" office:value="0.007190604" calcext:value-type="float">
            <text:p>0.007190604</text:p>
          </table:table-cell>
          <table:table-cell table:formula="of:=[.A21]*2" office:value-type="float" office:value="4000000" calcext:value-type="float">
            <text:p>4000000</text:p>
          </table:table-cell>
          <table:table-cell table:formula="of:=[.C21]/[.B21]" office:value-type="float" office:value="556281502.916862" calcext:value-type="float">
            <text:p>556281502.916862</text:p>
          </table:table-cell>
          <table:table-cell/>
        </table:table-row>
        <table:table-row table:style-name="ro1">
          <table:table-cell table:formula="of:=[.A21]+100000" office:value-type="float" office:value="2100000" calcext:value-type="float">
            <text:p>2100000</text:p>
          </table:table-cell>
          <table:table-cell office:value-type="float" office:value="0.007566142" calcext:value-type="float">
            <text:p>0.007566142</text:p>
          </table:table-cell>
          <table:table-cell table:formula="of:=[.A22]*2" office:value-type="float" office:value="4200000" calcext:value-type="float">
            <text:p>4200000</text:p>
          </table:table-cell>
          <table:table-cell table:formula="of:=[.C22]/[.B22]" office:value-type="float" office:value="555104569.805854" calcext:value-type="float">
            <text:p>555104569.805854</text:p>
          </table:table-cell>
          <table:table-cell/>
        </table:table-row>
        <table:table-row table:style-name="ro1">
          <table:table-cell table:formula="of:=[.A22]+100000" office:value-type="float" office:value="2200000" calcext:value-type="float">
            <text:p>2200000</text:p>
          </table:table-cell>
          <table:table-cell office:value-type="float" office:value="0.007885857" calcext:value-type="float">
            <text:p>0.007885857</text:p>
          </table:table-cell>
          <table:table-cell table:formula="of:=[.A23]*2" office:value-type="float" office:value="4400000" calcext:value-type="float">
            <text:p>4400000</text:p>
          </table:table-cell>
          <table:table-cell table:formula="of:=[.C23]/[.B23]" office:value-type="float" office:value="557960916.613121" calcext:value-type="float">
            <text:p>557960916.613121</text:p>
          </table:table-cell>
          <table:table-cell/>
        </table:table-row>
        <table:table-row table:style-name="ro1">
          <table:table-cell table:formula="of:=[.A23]+100000" office:value-type="float" office:value="2300000" calcext:value-type="float">
            <text:p>2300000</text:p>
          </table:table-cell>
          <table:table-cell office:value-type="float" office:value="0.008302202" calcext:value-type="float">
            <text:p>0.008302202</text:p>
          </table:table-cell>
          <table:table-cell table:formula="of:=[.A24]*2" office:value-type="float" office:value="4600000" calcext:value-type="float">
            <text:p>4600000</text:p>
          </table:table-cell>
          <table:table-cell table:formula="of:=[.C24]/[.B24]" office:value-type="float" office:value="554069872.065267" calcext:value-type="float">
            <text:p>554069872.065267</text:p>
          </table:table-cell>
          <table:table-cell/>
        </table:table-row>
        <table:table-row table:style-name="ro1">
          <table:table-cell table:formula="of:=[.A24]+100000" office:value-type="float" office:value="2400000" calcext:value-type="float">
            <text:p>2400000</text:p>
          </table:table-cell>
          <table:table-cell office:value-type="float" office:value="0.009042453" calcext:value-type="float">
            <text:p>0.009042453</text:p>
          </table:table-cell>
          <table:table-cell table:formula="of:=[.A25]*2" office:value-type="float" office:value="4800000" calcext:value-type="float">
            <text:p>4800000</text:p>
          </table:table-cell>
          <table:table-cell table:formula="of:=[.C25]/[.B25]" office:value-type="float" office:value="530829411.001639" calcext:value-type="float">
            <text:p>530829411.001639</text:p>
          </table:table-cell>
          <table:table-cell/>
        </table:table-row>
        <table:table-row table:style-name="ro1">
          <table:table-cell table:formula="of:=[.A25]+100000" office:value-type="float" office:value="2500000" calcext:value-type="float">
            <text:p>2500000</text:p>
          </table:table-cell>
          <table:table-cell office:value-type="float" office:value="0.008974961" calcext:value-type="float">
            <text:p>0.008974961</text:p>
          </table:table-cell>
          <table:table-cell table:formula="of:=[.A26]*2" office:value-type="float" office:value="5000000" calcext:value-type="float">
            <text:p>5000000</text:p>
          </table:table-cell>
          <table:table-cell table:formula="of:=[.C26]/[.B26]" office:value-type="float" office:value="557105484.915199" calcext:value-type="float">
            <text:p>557105484.91519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formula="of:=MAX([.D2:.D26])" office:value-type="float" office:value="558210414.624741" calcext:value-type="float">
            <text:p>558210414.624741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9:58:10.462208072</meta:creation-date>
    <dc:date>2018-05-25T20:12:02.697337663</dc:date>
    <meta:editing-duration>PT13M53S</meta:editing-duration>
    <meta:editing-cycles>2</meta:editing-cycles>
    <meta:generator>LibreOffice/5.4.6.2$Linux_X86_64 LibreOffice_project/40m0$Build-2</meta:generator>
    <meta:document-statistic meta:table-count="1" meta:cell-count="107" meta:object-count="0"/>
  </office:meta>
</office:document-meta>
</file>